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7319in"/>
    </style:style>
    <style:style style:name="co5" style:family="table-column">
      <style:table-column-properties fo:break-before="auto" style:column-width="0.539in"/>
    </style:style>
    <style:style style:name="co6" style:family="table-column">
      <style:table-column-properties fo:break-before="auto" style:column-width="0.64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peru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country</text:p>
          </table:table-cell>
          <table:table-cell office:value-type="string" calcext:value-type="string">
            <text:p>iso3c</text:p>
          </table:table-cell>
          <table:table-cell office:value-type="string" calcext:value-type="string">
            <text:p>reg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discarded_cases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6" calcext:value-type="date">
            <text:p>2020-03-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7" calcext:value-type="date">
            <text:p>2020-03-0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09" calcext:value-type="date">
            <text:p>2020-03-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0" calcext:value-type="date">
            <text:p>2020-03-1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1" calcext:value-type="date">
            <text:p>2020-03-11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2" calcext:value-type="date">
            <text:p>2020-03-12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3" calcext:value-type="date">
            <text:p>2020-03-1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3" calcext:value-type="date">
            <text:p>2020-03-13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4" calcext:value-type="date">
            <text:p>2020-03-14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4" calcext:value-type="date">
            <text:p>2020-03-14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5" calcext:value-type="date">
            <text:p>2020-03-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5" calcext:value-type="date">
            <text:p>2020-03-15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6" calcext:value-type="date">
            <text:p>2020-03-1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6" calcext:value-type="date">
            <text:p>2020-03-16</text:p>
          </table:table-cell>
          <table:table-cell office:value-type="float" office:value="86" calcext:value-type="float">
            <text:p>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29" calcext:value-type="float">
            <text:p>2229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7" calcext:value-type="date">
            <text:p>2020-03-1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7" calcext:value-type="date">
            <text:p>2020-03-17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8" calcext:value-type="date">
            <text:p>2020-03-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8" calcext:value-type="date">
            <text:p>2020-03-18</text:p>
          </table:table-cell>
          <table:table-cell office:value-type="float" office:value="145" calcext:value-type="float">
            <text:p>14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94" calcext:value-type="float">
            <text:p>19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19" calcext:value-type="date">
            <text:p>2020-03-1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19" calcext:value-type="date">
            <text:p>2020-03-19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07" calcext:value-type="float">
            <text:p>3607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Junín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ncash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Arequip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alla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Cus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Huánuc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Ic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 Libertad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ambayeque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im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12" calcext:value-type="float">
            <text:p>2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iura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Loreto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Madre de Dios</text:p>
          </table:table-cell>
          <table:table-cell office:value-type="date" office:date-value="2020-03-20" calcext:value-type="date">
            <text:p>2020-03-2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R</text:p>
          </table:table-cell>
          <table:table-cell/>
          <table:table-cell office:value-type="date" office:date-value="2020-03-20" calcext:value-type="date">
            <text:p>2020-03-20</text:p>
          </table:table-cell>
          <table:table-cell office:value-type="float" office:value="263" calcext:value-type="float">
            <text:p>2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35" calcext:value-type="float">
            <text:p>4035</text:p>
          </table:table-cell>
        </table:table-row>
        <table:table-row table:style-name="ro1" table:number-rows-repeated="1048482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eru.A1:peru.H30">
          <table:sort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0">00/00/0000</text:date>, <text:time style:data-style-name="N2" text:time-value="15:09:55.0523789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dc:date>2020-03-20T15:12:03.374553755</dc:date>
    <dc:creator>Jesus Castagnetto</dc:creator>
    <meta:editing-duration>PT16M47S</meta:editing-duration>
    <meta:editing-cycles>8</meta:editing-cycles>
    <meta:generator>LibreOffice/6.3.5.2$Linux_X86_64 LibreOffice_project/30$Build-2</meta:generator>
    <meta:document-statistic meta:table-count="1" meta:cell-count="652" meta:object-count="0"/>
  </office:meta>
</office:document-meta>
</file>